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a526" officeooo:paragraph-rsid="001ea526"/>
    </style:style>
    <style:style style:name="P2" style:family="paragraph" style:parent-style-name="Standard">
      <style:text-properties officeooo:paragraph-rsid="001ea526"/>
    </style:style>
    <style:style style:name="P3" style:family="paragraph" style:parent-style-name="Text_20_body">
      <style:text-properties officeooo:paragraph-rsid="0020566e"/>
    </style:style>
    <style:style style:name="P4" style:family="paragraph" style:parent-style-name="Text_20_body" style:list-style-name="L1">
      <style:text-properties officeooo:paragraph-rsid="0022ccc7"/>
    </style:style>
    <style:style style:name="P5" style:family="paragraph" style:parent-style-name="Text_20_body" style:list-style-name="L1">
      <style:text-properties officeooo:paragraph-rsid="002384d3"/>
    </style:style>
    <style:style style:name="P6" style:family="paragraph" style:parent-style-name="Text_20_body" style:list-style-name="L1">
      <style:text-properties officeooo:paragraph-rsid="00239a37"/>
    </style:style>
    <style:style style:name="P7" style:family="paragraph" style:parent-style-name="Text_20_body" style:list-style-name="L1">
      <style:text-properties officeooo:paragraph-rsid="00244b52"/>
    </style:style>
    <style:style style:name="P8" style:family="paragraph" style:parent-style-name="Text_20_body" style:list-style-name="L2"/>
    <style:style style:name="P9" style:family="paragraph" style:parent-style-name="Text_20_body">
      <style:text-properties officeooo:paragraph-rsid="0029a36b"/>
    </style:style>
    <style:style style:name="P10" style:family="paragraph" style:parent-style-name="Heading_20_2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Heading_20_2">
      <style:text-properties style:text-underline-style="solid" style:text-underline-width="auto" style:text-underline-color="font-color" fo:font-weight="normal" officeooo:rsid="002b2354" officeooo:paragraph-rsid="002b2354" style:font-weight-asian="normal" style:font-weight-complex="normal"/>
    </style:style>
    <style:style style:name="P12" style:family="paragraph" style:parent-style-name="Heading_20_2">
      <style:text-properties style:text-line-through-style="none" style:text-line-through-type="none" style:text-underline-style="solid" style:text-underline-width="auto" style:text-underline-color="font-color" fo:font-weight="normal" officeooo:rsid="002b2354" officeooo:paragraph-rsid="002b2354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28fe20"/>
    </style:style>
    <style:style style:name="T3" style:family="text">
      <style:text-properties fo:font-weight="bold" officeooo:rsid="0028fee6"/>
    </style:style>
    <style:style style:name="T4" style:family="text">
      <style:text-properties fo:font-weight="bold" officeooo:rsid="0029a36b"/>
    </style:style>
    <style:style style:name="T5" style:family="text">
      <style:text-properties officeooo:rsid="001ea526"/>
    </style:style>
    <style:style style:name="T6" style:family="text">
      <style:text-properties officeooo:rsid="002036fd"/>
    </style:style>
    <style:style style:name="T7" style:family="text">
      <style:text-properties officeooo:rsid="0020566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0566e" style:font-weight-asian="normal" style:font-weight-complex="normal"/>
    </style:style>
    <style:style style:name="T11" style:family="text">
      <style:text-properties officeooo:rsid="00223f45"/>
    </style:style>
    <style:style style:name="T12" style:family="text">
      <style:text-properties officeooo:rsid="0022ccc7"/>
    </style:style>
    <style:style style:name="T13" style:family="text">
      <style:text-properties officeooo:rsid="00239a37"/>
    </style:style>
    <style:style style:name="T14" style:family="text">
      <style:text-properties officeooo:rsid="00244b52"/>
    </style:style>
    <style:style style:name="T15" style:family="text">
      <style:text-properties officeooo:rsid="00250fb7"/>
    </style:style>
    <style:style style:name="T16" style:family="text">
      <style:text-properties officeooo:rsid="0026effb"/>
    </style:style>
    <style:style style:name="T17" style:family="text">
      <style:text-properties officeooo:rsid="00276167"/>
    </style:style>
    <style:style style:name="T18" style:family="text">
      <style:text-properties officeooo:rsid="0028fe20"/>
    </style:style>
    <style:style style:name="T19" style:family="text">
      <style:text-properties officeooo:rsid="0028fee6"/>
    </style:style>
    <style:style style:name="T20" style:family="text">
      <style:text-properties officeooo:rsid="0029a36b"/>
    </style:style>
    <style:style style:name="T21" style:family="text">
      <style:text-properties officeooo:rsid="002b235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5">El sistema Android es un conjunto de software que se divide a</text:span>proximadamente cinco secciones y cuatro capas principales</text:p>
      <text:p text:style-name="Standard"/>
      <text:p text:style-name="Standard"/>
      <text:h text:style-name="P11" text:outline-level="2">Kernel linux</text:h>
      <text:p text:style-name="Text_20_body">En la parte inferior de las capas está <text:span text:style-name="T5">el núcleo Linux, e</text:span>sto proporciona un nivel de abstracción entre el hardware del dispositivo y contiene todos los controladores de hardware esenciales como la cámara, la pantalla, <text:span text:style-name="T6">antenas,</text:span> etc.</text:p>
      <text:h text:style-name="P12" text:outline-level="2">Bibliotecas</text:h>
      <text:p text:style-name="P3"><text:span text:style-name="T7">Sobre el kernel linux hay un conjunto de bibliotecas, por ejemplo: El motor web WebKit, la </text:span><text:span text:style-name="T9">biblioteca estándar de </text:span><text:span text:style-name="T10">C, SQLite para que las aplicaciones puedan compartir datos fácilmente, bibliotecas para el grabado y reproducción de audio y vídeo, las bibliotecas SSL responsables de la seguridad en las conexiones a Internet etc.</text:span></text:p>
      <text:h text:style-name="P11" text:outline-level="2">Bibliotecas Android</text:h>
      <text:p text:style-name="Text_20_body">Esta categoría abarca las bibliotecas basadas en Java <text:span text:style-name="T11">dedicadas</text:span> desarrollo de Android. <text:span text:style-name="T11">Por ejemplo </text:span>bibliotecas de framework de aplicación, además de aquellas que facilitan la creación de interf<text:span text:style-name="T21">aces</text:span> de usuario, el dibujo de gráficos y el acceso a bases de datos. Un resumen de algunas de las bibliotecas clave de Android disponibles para el desarrollador de Android es el siguiente.</text:p>
      <text:list xml:id="list722855496611762936" text:style-name="L1">
        <text:list-item>
          <text:p text:style-name="P4"><text:span text:style-name="T1">android.app</text:span> − <text:span text:style-name="T12">Proporciona acceso al modelo de aplicaciones y es la piedra angular de todas las aplicaciones.</text:span></text:p>
        </text:list-item>
        <text:list-item>
          <text:p text:style-name="P4"><text:span text:style-name="T1">android.content</text:span> − Facilita el acceso al contenido y <text:span text:style-name="T12">el intercambio de mensajes </text:span>entre aplicaciones y componentes de aplicaciones.</text:p>
        </text:list-item>
        <text:list-item>
          <text:p text:style-name="P4"><text:span text:style-name="T1">android.database</text:span> − Se utiliza para acceder a los datos publicados por los proveedores de contenidos e incluye las clases de gestión de base de datos SQLite.</text:p>
        </text:list-item>
        <text:list-item>
          <text:p text:style-name="P5"><text:span text:style-name="T1">android.opengl</text:span> − Una interfaz Java para los gráficos de OpenGL ES.</text:p>
        </text:list-item>
        <text:list-item>
          <text:p text:style-name="P6"><text:span text:style-name="T1">android.os</text:span> − <text:span text:style-name="T13">P</text:span>roporciona a las aplicaciones el acceso a los servicios del sistema operativo, incluyendo mensajes, servicios del sistema y la comunicación entre procesos.</text:p>
        </text:list-item>
        <text:list-item>
          <text:p text:style-name="P6"><text:span text:style-name="T1">android.text</text:span> − Se utiliza para representar y manipular texto en una pantalla del dispositivo.</text:p>
        </text:list-item>
        <text:list-item>
          <text:p text:style-name="P7"><text:span text:style-name="T1">android.view</text:span> − <text:span text:style-name="T14">Contiene los</text:span> bloques de construcción fundamentales <text:span text:style-name="T14">para</text:span> las interfaces de <text:span text:style-name="T14">las</text:span> aplicaciones.</text:p>
        </text:list-item>
        <text:list-item>
          <text:p text:style-name="P7"><text:span text:style-name="T1">android.widget</text:span> − Una rica colección de componentes de interfaz de usuario pre-construidos, tales como botones, etiquetas, lista<text:span text:style-name="T14">s</text:span>, <text:s/>etc</text:p>
        </text:list-item>
        <text:list-item>
          <text:p text:style-name="P7"><text:soft-page-break/><text:span text:style-name="T1">android.webkit</text:span> − Un conjunto de clases destinadas a permitir <text:span text:style-name="T15">la navegacion web</text:span> en las aplicaciones</text:p>
        </text:list-item>
      </text:list>
      <text:h text:style-name="P10" text:outline-level="2">Android Runtime</text:h>
      <text:p text:style-name="Text_20_body">En esta sección se proporciona un componente clave llamad<text:span text:style-name="T16">o</text:span><text:span text:style-name="T16">máquina virtual </text:span><text:span text:style-name="T8">Dalvik</text:span><text:span text:style-name="T16">(ART de android 5 en adelante) </text:span>que es una especie de máquina virtual de Java especialmente diseñad<text:span text:style-name="T16">a</text:span> y optimizad<text:span text:style-name="T16">a</text:span> para Android.</text:p>
      <text:p text:style-name="Text_20_body">Dalvik hace uso de las características principales de Linux, como la gestión de la memoria y multi-threading, <text:span text:style-name="T16">tambien</text:span> permite que cada aplicación de Android se ejecute en su propio proceso, con su propia instancia de la máquina virtual de Dalvik.</text:p>
      <text:p text:style-name="Text_20_body">El <text:span text:style-name="T17">Runtime</text:span> de Android también proporciona un conjunto de bibliotecas principales que permiten a los desarrolladores escribir aplicaciones de Android utilizando lenguaje de programación Java estándar</text:p>
      <text:h text:style-name="P10" text:outline-level="2">Framework <text:span text:style-name="T21">de aplicaciones</text:span></text:h>
      <text:p text:style-name="Text_20_body">La capa <text:span text:style-name="T18">del</text:span> Framework <text:span text:style-name="T18">de aplicaciones</text:span> proporciona muchos servicios de alto nivel a las aplicaciones en forma de clases Java. Los desarrolladores pueden hacer uso de estos servicios en sus aplicaciones.−</text:p>
      <text:p text:style-name="Text_20_body">El framework de Android incluye los siguientes servicios clave:</text:p>
      <text:list xml:id="list7271774802161172291" text:style-name="L2">
        <text:list-item>
          <text:p text:style-name="P8"><text:span text:style-name="T1">Gestor de actividad - </text:span>Controla todos los aspectos del ciclo de vida de aplicaciones y la pila actividad.</text:p>
        </text:list-item>
        <text:list-item>
          <text:p text:style-name="P8"><text:span text:style-name="T2">P</text:span><text:span text:style-name="T1">roveedores de contenido</text:span> - Permite <text:span text:style-name="T18">a</text:span> las aplicaciones compartir datos con otras aplicaciones.</text:p>
        </text:list-item>
        <text:list-item>
          <text:p text:style-name="P8"><text:span text:style-name="T3">Gestor de recursos</text:span> - Proporciona acceso <text:span text:style-name="T19">a los recursos sin código incrustado</text:span> tales como <text:span text:style-name="T19">cadenas</text:span>, ajustes de color y los diseños de interfaz .</text:p>
        </text:list-item>
        <text:list-item>
          <text:p text:style-name="P8"><text:span text:style-name="T4">Gestor de </text:span><text:span text:style-name="T1">Notificaciones</text:span> - Permite <text:span text:style-name="T20">a</text:span> aplicaciones mostrar alertas y notificaciones para el usuario.</text:p>
        </text:list-item>
      </text:list>
      <text:h text:style-name="Heading_20_2" text:outline-level="2">Applica<text:span text:style-name="T21">ciones</text:span></text:h>
      <text:p text:style-name="P9"><text:span text:style-name="T21">Todas las aplicaciones se encuentran en esta capa, cualquier aplicación de usuario se instalará sobre est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https://www.tutorialspoint.com/android/android_architecture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44:08.650708776</meta:creation-date>
    <dc:date>2017-01-08T02:11:58.648230430</dc:date>
    <meta:editing-duration>PT11M44S</meta:editing-duration>
    <meta:editing-cycles>3</meta:editing-cycles>
    <meta:generator>LibreOffice/5.1.6.2.0$Linux_X86_64 LibreOffice_project/10m0$Build-2</meta:generator>
    <meta:document-statistic meta:table-count="0" meta:image-count="0" meta:object-count="0" meta:page-count="2" meta:paragraph-count="30" meta:word-count="573" meta:character-count="3748" meta:non-whitespace-character-count="3217"/>
  </office:meta>
</office:document-meta>
</file>